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0.293cm" table:align="left"/>
    </style:style>
    <style:style style:name="Tableau1.A" style:family="table-column">
      <style:table-column-properties style:column-width="0.12cm"/>
    </style:style>
    <style:style style:name="Tableau1.B" style:family="table-column">
      <style:table-column-properties style:column-width="0.173cm"/>
    </style:style>
    <style:style style:name="Tableau1.A1" style:family="table-cell">
      <style:table-cell-properties style:vertical-align="middle"/>
    </style:style>
    <style:style style:name="Tableau2" style:family="table">
      <style:table-properties style:width="2.314cm" table:align="left"/>
    </style:style>
    <style:style style:name="Tableau2.A" style:family="table-column">
      <style:table-column-properties style:column-width="2.314cm"/>
    </style:style>
    <style:style style:name="Tableau2.A1" style:family="table-cell">
      <style:table-cell-properties style:vertical-align="middle"/>
    </style:style>
    <style:style style:name="Tableau3" style:family="table">
      <style:table-properties style:width="0.132cm" table:align="left"/>
    </style:style>
    <style:style style:name="Tableau3.A" style:family="table-column">
      <style:table-column-properties style:column-width="0.132cm"/>
    </style:style>
    <style:style style:name="Tableau3.A1" style:family="table-cell">
      <style:table-cell-properties style:vertical-align="middle"/>
    </style:style>
    <style:style style:name="P1" style:family="paragraph" style:parent-style-name="Standard">
      <style:text-properties fo:font-size="14pt" style:text-underline-style="solid" style:text-underline-width="auto" style:text-underline-color="font-color" style:font-size-asian="14pt" style:font-size-complex="14pt"/>
    </style:style>
    <style:style style:name="P2" style:family="paragraph" style:parent-style-name="Text_20_body">
      <style:text-properties fo:language="fr" fo:country="FR"/>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style:writing-mode="lr-tb"/>
      <style:text-properties fo:font-size="2pt" style:font-size-asian="2pt" style:font-size-complex="2pt"/>
    </style:style>
    <style:style style:name="T1" style:family="text">
      <style:text-properties fo:language="fr" fo:country="FR"/>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14pt" style:font-size-complex="14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Rapport de la 8ème séance</text:span> <text:s text:c="61"/><text:span text:style-name="T2"><text:s text:c="7"/></text:span><text:span text:style-name="T3"><text:s/>M'nasri Yasmina</text:span> </text:p>
      <text:p text:style-name="Standard"/>
      <text:p text:style-name="Standard">Pour l'instant, nous avons installé la webcam sur la pince du robot. On a programmé une fonction qui permet à la pince du robot de se déplacer de gauche à droite, pour trouver la balle. Lorsqu'elle se trouve au centre de l'image prise par la webcam, la pince du robot se penche.</text:p>
      <text:p text:style-name="Standard">Cependant les mouvements du robot sont très lents et saccadés.</text:p>
      <text:p text:style-name="P1"/>
      <text:p text:style-name="P1">Voici le programme :</text:p>
      <table:table table:name="Tableau1" table:style-name="Tableau1">
        <table:table-column table:style-name="Tableau1.A"/>
        <table:table-column table:style-name="Tableau1.B"/>
        <table:table-row>
          <table:table-cell table:style-name="Tableau1.A1" office:value-type="string">
            <text:p text:style-name="P3"/>
          </table:table-cell>
          <table:table-cell table:style-name="Tableau1.A1" office:value-type="string">
            <text:p text:style-name="P3"/>
          </table:table-cell>
        </table:table-row>
      </table:table>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p text:style-name="P4"/>
                </table:table-cell>
              </table:table-row>
            </table:table>
            <text:p text:style-name="P3"/>
          </table:table-cell>
        </table:table-row>
      </table:table>
      <text:section text:style-name="Sect1" text:name=":mq">
        <text:section text:style-name="Sect1" text:name=":mp">
          <text:p text:style-name="Text_20_body"><text:span text:style-name="T1">#include &lt;Servo.h&gt; </text:span></text:p>
          <text:p text:style-name="P2">#include&lt;SoftwareSerial.h&gt;</text:p>
          <text:p text:style-name="P2">#define RX 4</text:p>
          <text:p text:style-name="P2">#define TX 3</text:p>
          <text:p text:style-name="P2">SoftwareSerial BlueT(RX,TX);</text:p>
          <text:p text:style-name="P2">Servo middle, left, right, claw ; </text:p>
          <text:p text:style-name="P2">int data[1];</text:p>
          <text:p text:style-name="P2">int d;</text:p>
          <text:p text:style-name="P2">int i;</text:p>
          <text:p text:style-name="P2">int f;</text:p>
          <text:p text:style-name="Text_20_body"><text:span text:style-name="T1">void setup() </text:span></text:p>
          <text:p text:style-name="P2">{ </text:p>
          <text:p text:style-name="Text_20_body">  <text:span text:style-name="T1">Serial.begin(9600);</text:span></text:p>
          <text:p text:style-name="Text_20_body">  <text:span text:style-name="T1">delay(500);</text:span></text:p>
          <text:p text:style-name="Text_20_body">  <text:span text:style-name="T1">Serial.println("Bonjour-PretpourlescommandesAT");</text:span></text:p>
          <text:p text:style-name="Text_20_body">  <text:span text:style-name="T1">BlueT.begin(9600);</text:span></text:p>
          <text:p text:style-name="Text_20_body">  <text:span text:style-name="T1">delay(500);</text:span></text:p>
          <text:p text:style-name="Text_20_body">  <text:span text:style-name="T1">middle.attach(11);  </text:span></text:p>
          <text:p text:style-name="Text_20_body">  <text:span text:style-name="T1">left.attach(10);  </text:span></text:p>
          <text:p text:style-name="Text_20_body">  <text:span text:style-name="T1">right.attach(9);  </text:span></text:p>
          <text:p text:style-name="Text_20_body">  <text:span text:style-name="T1">claw.attach(7);</text:span></text:p>
          <text:p text:style-name="Text_20_body">  <text:span text:style-name="T1">for (int a=0;a&lt;=85;a++){ </text:span></text:p>
          <text:p text:style-name="Text_20_body">  <text:span text:style-name="T1">left.write(a);</text:span></text:p>
          <text:p text:style-name="Text_20_body">  <text:span text:style-name="T1">middle.write(a);}</text:span></text:p>
          <text:p text:style-name="Text_20_body">  <text:span text:style-name="T1">claw.write(10);</text:span>  <text:span text:style-name="T1">}</text:span></text:p>
          <text:p text:style-name="Text_20_body">  <text:span text:style-name="T1">void loop() {</text:span></text:p>
          <text:p text:style-name="P2">int a=1;</text:p>
          <text:p text:style-name="P2">int c;</text:p>
          <text:p text:style-name="Text_20_body"><text:span text:style-name="T1">while (BlueT.available()){</text:span></text:p>
          <text:p text:style-name="Text_20_body">  <text:span text:style-name="T1">Serial.print(char(BlueT.read()));}</text:span></text:p>
          <text:p text:style-name="Text_20_body"><text:soft-page-break/> </text:p>
          <text:p text:style-name="Text_20_body"><text:span text:style-name="T1">while (a==1){// lcd.print("boucle 1");</text:span></text:p>
          <text:p text:style-name="Text_20_body">      <text:span text:style-name="T1">for(int i=0;i&lt;=180;i+=2){</text:span></text:p>
          <text:p text:style-name="Text_20_body">         <text:span text:style-name="T1">middle.write(i);</text:span></text:p>
          <text:p text:style-name="Text_20_body">         <text:span text:style-name="T1">delay(2000);</text:span></text:p>
          <text:p text:style-name="Text_20_body">         <text:span text:style-name="T1">if (Serial.available()){</text:span></text:p>
          <text:p text:style-name="Text_20_body">         <text:span text:style-name="T1">d=Serial.read();</text:span></text:p>
          <text:p text:style-name="Text_20_body">         <text:span text:style-name="T1">if (d=='S'){</text:span></text:p>
          <text:p text:style-name="Text_20_body">         <text:span text:style-name="T1">pencher(100);</text:span></text:p>
          <text:p text:style-name="Text_20_body">        <text:span text:style-name="T1">//for(int i=0;i&lt;=180;i++){</text:span></text:p>
          <text:p text:style-name="Text_20_body">        <text:span text:style-name="T1">//claw.write(i);</text:span></text:p>
          <text:p text:style-name="Text_20_body">        <text:span text:style-name="T1">//delay(10);}</text:span></text:p>
          <text:p text:style-name="Text_20_body">        <text:span text:style-name="T1">//for(int a =180;a&gt;=0;a--){</text:span></text:p>
          <text:p text:style-name="Text_20_body">        <text:span text:style-name="T1">//claw.write(a);</text:span></text:p>
          <text:p text:style-name="Text_20_body">        <text:span text:style-name="T1">//delay(10);}</text:span></text:p>
          <text:p text:style-name="Text_20_body">       <text:span text:style-name="T1">//attraper</text:span></text:p>
          <text:p text:style-name="Text_20_body">         <text:span text:style-name="T1">a=0;}}}</text:span></text:p>
          <text:p text:style-name="Text_20_body"><text:span text:style-name="T1">La programmation de ce nouveau code ainsi que celui de la detection de couleur qui utilise Python nous ont pris beaucoup de temps. En effet, nous avons rencontré des difficultés au niveau de la détéction de la balle au centre de la webcam.</text:span></text:p>
        </text:section>
      </text:section>
      <text:p text:style-name="Standard">Ce programme comporte le Bluetooth, que nous testons. L'utilisation du Bluetooth nous permettra de mettre le robot en mouve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 mn</meta:initial-creator>
    <meta:creation-date>2020-03-03T20:00:12.47</meta:creation-date>
    <dc:date>2020-03-03T20:55:13.48</dc:date>
    <dc:creator>me mn</dc:creator>
    <meta:editing-duration>PT9M5S</meta:editing-duration>
    <meta:editing-cycles>4</meta:editing-cycles>
    <meta:generator>OpenOffice/4.1.2$Win32 OpenOffice.org_project/412m3$Build-9782</meta:generator>
    <meta:document-statistic meta:table-count="3" meta:image-count="0" meta:object-count="0" meta:page-count="2" meta:paragraph-count="53" meta:word-count="215" meta:character-count="1793"/>
  </office:meta>
</office:document-meta>
</file>